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scha Frisch</text:p>
            <text:p text:style-name="P10"/>
            <text:p text:style-name="P10">District Architect</text:p>
            <text:p text:style-name="Contact_20_info">1234567890 – <text:span text:style-name="T15">abby@price-ankunding.com – </text:span><text:span text:style-name="T16">www.my-website.com</text:span></text:p>
            <text:p text:style-name="Contact_20_info"/>
            <text:p text:style-name="P7">In voluptas autem molestiae u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edd4684-dc94-408c-8840-fcf414c1f1c7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971ccba-f302-40d0-afa7-cd0a9a356070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ae2045-e0ff-4160-9905-153742fb90ba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scha Frisch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